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6.196cm" fo:min-width="55.946cm"/>
    </style:style>
    <style:style style:name="gr3" style:family="graphic" style:parent-style-name="standard">
      <style:graphic-properties draw:stroke="none" draw:fill-color="#000000" draw:textarea-vertical-align="middle"/>
    </style:style>
    <style:style style:name="gr4" style:family="graphic" style:parent-style-name="standard">
      <style:graphic-properties draw:stroke="solid" svg:stroke-color="#000000" draw:fill="solid" draw:fill-color="#000000" draw:textarea-vertical-align="middle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799cm" svg:height="21.599cm" svg:x="28.9cm" svg:y="66.4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custom-shape draw:style-name="gr2" draw:text-style-name="P2" draw:layer="layout" svg:width="80cm" svg:height="80cm" svg:x="1.9cm" svg:y="18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3" draw:text-style-name="P3" draw:layer="layout" svg:width="26.299cm" svg:height="10.083cm" svg:x="28.463cm" svg:y="54.488cm" svg:viewBox="0 0 26300 10084" svg:d="M4537 9612c-1000 200-2300 700-3500-400s-1300-2500-600-4000c0 0 4800-5500 13100-5200s12100 5100 12100 5100c900 800 900 2800-100 4000s-3000 1100-3900 700c-1300-800-3100-3800-8600-3700s-6600 1800-8500 3500z">
          <text:p/>
        </draw:path>
        <draw:path draw:style-name="gr3" draw:text-style-name="P3" draw:layer="layout" svg:width="42.994cm" svg:height="13.54cm" svg:x="20.432cm" svg:y="42.593cm" svg:viewBox="0 0 42995 13541" svg:d="M4468 13007c-1100 200-2700 400-3600-400s-1100-2600-600-3700c0 0 7400-9200 21000-8900s21300 8800 21300 8800c400 700 800 2600-200 3800s-3300 1100-4200 500c-1300-800-5637-6997-16800-6800s-15600 6100-16900 6700z">
          <text:p/>
        </draw:path>
        <draw:path draw:style-name="gr4" draw:text-style-name="P4" draw:layer="layout" svg:width="59.829cm" svg:height="17.181cm" svg:x="11.687cm" svg:y="30.593cm" svg:viewBox="0 0 59830 17182" svg:d="M4713 16707c-1200 600-2800 300-3900-700s-1000-2800-200-3900c0 0 10718-11586 28959-12093s29641 12593 29641 12593c900 800 800 2400-200 3600s-2600 1200-3900 500c-1300-800-9100-10400-25441-10393s-24859 10293-24959 1039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01T16:03:19.757000000</dc:date>
    <meta:editing-duration>PT30M4S</meta:editing-duration>
    <meta:editing-cycles>3</meta:editing-cycles>
    <meta:generator>LibreOffice/5.4.1.2$Windows_X86_64 LibreOffice_project/ea7cb86e6eeb2bf3a5af73a8f7777ac570321527</meta:generator>
    <meta:document-statistic meta:object-count="5"/>
  </office:meta>
</office:document-meta>
</file>